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32000000013B1C4B5BD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  <style:text-properties fo:font-size="8pt" fo:font-weight="bold" style:font-size-asian="8pt" style:font-weight-asian="bold" style:font-size-complex="8pt" style:font-weight-complex="bold"/>
    </style:style>
    <style:style style:name="P2" style:family="paragraph"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indent="0cm"/>
      <style:text-properties fo:color="#b3b3b3" fo:font-style="italic" style:font-style-asian="italic" style:font-style-complex="italic"/>
    </style:style>
    <style:style style:name="P5" style:family="paragraph">
      <style:text-properties fo:color="#b3b3b3" fo:font-style="italic" style:font-style-asian="italic" style:font-style-complex="italic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color="#b3b3b3"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16.932cm" svg:height="0.401cm" svg:x="0cm" svg:y="-0.401cm">
          <draw:image xlink:href="Pictures/100000000000032000000013B1C4B5BD.gif" xlink:type="simple" xlink:show="embed" xlink:actuate="onLoad">
            <text:p text:style-name="P1"><text:span text:style-name="T1">800 pixels wide</text:span></text:p>
          </draw:image>
        </draw:frame>
        <draw:line draw:style-name="gr2" draw:text-style-name="P3" draw:layer="layout" svg:x1="16.912cm" svg:y1="0cm" svg:x2="16.912cm" svg:y2="56.155cm">
          <text:p/>
        </draw:line>
        <draw:frame draw:style-name="gr3" draw:text-style-name="P5" draw:layer="layout" svg:width="12.834cm" svg:height="0.958cm" svg:x="1.883cm" svg:y="5.948cm">
          <draw:text-box>
            <text:p text:style-name="P4"><text:span text:style-name="T2">Select all inside this box and export as P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007cm" fo:margin-bottom="0.045cm" fo:margin-left="0cm" fo:margin-right="0cm" fo:page-width="21.006cm" fo:page-height="55.88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6-01T09:43:26</meta:creation-date>
    <dc:date>2008-06-10T13:25:32</dc:date>
    <meta:editing-cycles>3</meta:editing-cycles>
    <meta:editing-duration>PT7M28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